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3b3b3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152cm" svg:stroke-color="#99ccff" draw:marker-start-width="0.151cm" draw:marker-end-width="0.151cm" draw:stroke-linejoin="miter" draw:fill="solid" draw:fill-color="#ff6666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objectwithoutfill">
      <style:graphic-properties draw:stroke="solid" draw:stroke-dash="Fine_20_Dashed" svg:stroke-width="0.02cm" svg:stroke-color="#000000" draw:marker-start-width="0.2cm" draw:marker-end="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solid" draw:stroke-dash="Fine_20_Dashed"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Line_20_Style_20_1" draw:marker-end="Arrow" draw:marker-end-width="0.15cm" draw:fill="none" draw:textarea-horizontal-align="center" draw:textarea-vertical-align="middle"/>
    </style:style>
    <style:style style:name="gr15" style:family="graphic" style:parent-style-name="objectwithoutfill">
      <style:graphic-properties draw:stroke="solid" draw:stroke-dash="Fine_20_Dashed" svg:stroke-width="0cm" svg:stroke-color="#000000" draw:marker-start="Arrow" draw:marker-start-width="0.2cm" draw:marker-end="" draw:marker-end-width="0.18cm" draw:fill="none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3cm"/>
    </style:style>
    <style:style style:name="gr21" style:family="graphic" style:parent-style-name="objectwithoutfill">
      <style:graphic-properties draw:marker-end="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39cm"/>
    </style:style>
    <style:style style:name="gr23" style:family="graphic" style:parent-style-name="standard">
      <style:graphic-properties draw:stroke="solid" svg:stroke-width="0.152cm" svg:stroke-color="#99ccff" draw:marker-start-width="0.749cm" draw:marker-end-width="0.749cm" draw:stroke-linejoin="miter" draw:fill="solid" draw:fill-color="#ff6666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4" draw:id="id4" draw:layer="layout" svg:x1="15.4cm" svg:y1="37cm" svg:x2="15.4cm" svg:y2="46.1cm">
          <text:p/>
        </draw:line>
        <draw:line draw:style-name="gr1" draw:text-style-name="P1" xml:id="id3" draw:id="id3" draw:layer="layout" svg:x1="17.3cm" svg:y1="31.9cm" svg:x2="17.3cm" svg:y2="36.1cm">
          <text:p/>
        </draw:line>
        <draw:frame draw:style-name="gr2" draw:text-style-name="P2" draw:layer="layout" svg:width="1.1cm" svg:height="0.65cm" svg:x="20.003cm" svg:y="8cm">
          <draw:text-box>
            <text:p><text:span text:style-name="T1">yes</text:span></text:p>
          </draw:text-box>
        </draw:frame>
        <draw:g>
          <draw:custom-shape draw:style-name="gr3" draw:text-style-name="P3" draw:layer="layout" svg:width="6.01cm" svg:height="3.597cm" svg:x="7.39cm" svg:y="2.303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6.01cm" svg:height="3.597cm" svg:x="7.3cm" svg:y="2.2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mirror-horizontal="false" draw:mirror-vertical="false" draw:type="rectangle" draw:enhanced-path="M 0 0 L 21600 0 21600 21600 0 21600 0 0 Z N"/>
          </draw:custom-shape>
        </draw:g>
        <draw:line draw:style-name="gr5" draw:text-style-name="P3" draw:layer="layout" svg:x1="3.6cm" svg:y1="2.3cm" svg:x2="3.6cm" svg:y2="24.3cm">
          <text:p/>
        </draw:line>
        <draw:custom-shape draw:style-name="gr6" draw:text-style-name="P4" draw:layer="layout" svg:width="3.6cm" svg:height="1.2cm" svg:x="1.8cm" svg:y="7.1cm">
          <text:p text:style-name="P1"><text:span text:style-name="T2">RecvBuffers</text:span></text:p>
          <text:p text:style-name="P1"><text:span text:style-name="T2">to ExtBor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2.3cm" svg:y="1.1cm">
          <text:p text:style-name="P1"><text:span text:style-name="T2">openA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4" draw:layer="layout" svg:width="3cm" svg:height="2.8cm" svg:x="24.6cm" svg:y="26.7cm">
          <text:p text:style-name="P1"><text:span text:style-name="T2">update host</text:span></text:p>
          <text:p text:style-name="P1"><text:span text:style-name="T2">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8cm" svg:height="2.1cm" svg:x="1.2cm" svg:y="2.871cm">
          <text:p text:style-name="P1"><text:span text:style-name="T2">Init grids</text:span></text:p>
          <text:p text:style-name="P1"><text:span text:style-name="T2">Init SendBuffers</text:span></text:p>
          <text:p text:style-name="P1"><text:span text:style-name="T2">MPI SendRecv 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cm" svg:height="0.8cm" svg:x="1.9cm" svg:y="16.9cm">
          <text:p text:style-name="P1"><text:span text:style-name="T2">do_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4.8cm" svg:height="1cm" svg:x="1.2cm" svg:y="5.2cm">
          <text:p text:style-name="P1"><text:span text:style-name="T2">Copy-in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9" draw:text-style-name="P3" xml:id="id5" draw:id="id5" draw:layer="layout" svg:x1="4.4cm" svg:y1="19.831cm" svg:x2="6.6cm" svg:y2="19.831cm">
          <text:p/>
        </draw:line>
        <draw:custom-shape draw:style-name="gr6" draw:text-style-name="P4" draw:layer="layout" svg:width="3.6cm" svg:height="1.7cm" svg:x="1.8cm" svg:y="8.5cm">
          <text:p text:style-name="P1"><text:span text:style-name="T2">Compute</text:span><text:span text:style-name="T2"><text:line-break/></text:span><text:span text:style-name="T2">Next_Gri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4" draw:layer="layout" svg:width="3.6cm" svg:height="1.2cm" svg:x="1.8cm" svg:y="10.5cm">
          <text:p text:style-name="P1"><text:span text:style-name="T2">IntBorders to</text:span></text:p>
          <text:p text:style-name="P1"><text:span text:style-name="T2">SendBuff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3" draw:layer="layout" svg:x1="19.303cm" svg:y1="9.9cm" svg:x2="23.203cm" svg:y2="10.4cm">
          <text:p/>
        </draw:line>
        <draw:g>
          <draw:glue-point draw:id="4" svg:x="3.003cm" svg:y="5cm"/>
          <draw:custom-shape draw:style-name="gr11" draw:text-style-name="P4" draw:layer="layout" svg:width="3cm" svg:height="0.6cm" svg:x="19.9cm" svg:y="28.2cm">
            <text:p text:style-name="P1"><text:span text:style-name="T2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0.4cm" svg:height="0.48cm" svg:x="20cm" svg:y="28.258cm">
            <text:p/>
  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  </draw:custom-shape>
        </draw:g>
        <draw:custom-shape draw:style-name="gr8" draw:text-style-name="P4" draw:layer="layout" svg:width="3.4cm" svg:height="1.3cm" svg:x="1.9cm" svg:y="12cm">
          <text:p text:style-name="P1"><text:span text:style-name="T2">update host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3.4cm" svg:height="1.3cm" svg:x="1.9cm" svg:y="15.2cm">
          <text:p text:style-name="P1"><text:span text:style-name="T2">update device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3.4cm" svg:height="1.3cm" svg:x="1.9cm" svg:y="13.6cm">
          <text:p text:style-name="P1"><text:span text:style-name="T2">MPI SendRecv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1" draw:id="id1">
          <draw:glue-point draw:id="4" svg:x="3.006cm" svg:y="5cm"/>
          <draw:custom-shape draw:style-name="gr11" draw:text-style-name="P4" draw:layer="layout" svg:width="3cm" svg:height="0.6cm" svg:x="13.898cm" svg:y="37.7cm">
            <text:p text:style-name="P1"><text:span text:style-name="T2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0.4cm" svg:height="0.48cm" svg:x="13.998cm" svg:y="37.758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4" draw:text-style-name="P3" draw:layer="layout" draw:type="line" svg:x1="21.127cm" svg:y1="36cm" svg:x2="16.299cm" svg:y2="38.3cm" draw:end-shape="id1" draw:end-glue-point="4" svg:d="M21127 36000l-4828 2300" svg:viewBox="0 0 4829 2301">
          <text:p/>
        </draw:connector>
        <draw:line draw:style-name="gr15" draw:text-style-name="P3" xml:id="id6" draw:id="id6" draw:layer="layout" svg:x1="3.6cm" svg:y1="6.761cm" svg:x2="6.6cm" svg:y2="6.761cm">
          <text:p/>
        </draw:line>
        <draw:path draw:style-name="gr14" draw:text-style-name="P3" draw:layer="layout" svg:width="9.699cm" svg:height="20.299cm" svg:x="-11.5cm" svg:y="11.8cm" svg:viewBox="0 0 9700 20300" svg:d="M9700 0c0 8300-1900 13700-2800 15100s-4900 4401-6900 5200">
          <text:p/>
        </draw:path>
        <draw:custom-shape draw:style-name="gr8" draw:text-style-name="P4" draw:layer="layout" svg:width="4.1cm" svg:height="1cm" svg:x="1.6cm" svg:y="20.9cm">
          <text:p text:style-name="P1"><text:span text:style-name="T2">Copy-out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3cm" svg:height="1.4cm" svg:x="1.515cm" svg:y="22.3cm">
          <text:p text:style-name="P1"><text:span text:style-name="T2">Save data</text:span></text:p>
          <text:p text:style-name="P1"><text:span text:style-name="T2">Finalize M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2.3cm" svg:y="24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3" draw:layer="layout" svg:width="1.5cm" svg:height="0.5cm" svg:x="8.1cm" svg:y="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1.5cm" svg:height="0.5cm" svg:x="8.1cm" svg:y="3.7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" draw:text-style-name="P5" draw:layer="layout" svg:width="3.3cm" svg:height="0.8cm" svg:x="9.6cm" svg:y="2.956cm">
          <draw:text-box>
            <text:p text:style-name="P1"><text:span text:style-name="T3">CPU activity</text:span></text:p>
          </draw:text-box>
        </draw:frame>
        <draw:frame draw:style-name="gr18" draw:text-style-name="P5" draw:layer="layout" svg:width="3.3cm" svg:height="0.8cm" svg:x="9.6cm" svg:y="3.685cm">
          <draw:text-box>
            <text:p text:style-name="P1"><text:span text:style-name="T3">GPU activity</text:span></text:p>
          </draw:text-box>
        </draw:frame>
        <draw:custom-shape draw:style-name="gr19" draw:text-style-name="P6" draw:layer="layout" svg:width="1.8cm" svg:height="1.8cm" svg:x="18.4cm" svg:y="7.6cm"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1cm" svg:height="0.65cm" svg:x="20.003cm" svg:y="10.927cm">
          <draw:text-box>
            <text:p><text:span text:style-name="T1">yes</text:span></text:p>
          </draw:text-box>
        </draw:frame>
        <draw:frame draw:style-name="gr20" draw:text-style-name="P2" draw:layer="layout" svg:width="0.9cm" svg:height="0.64cm" svg:x="18.603cm" svg:y="9.25cm">
          <draw:text-box>
            <text:p><text:span text:style-name="T1">no</text:span></text:p>
          </draw:text-box>
        </draw:frame>
        <draw:frame draw:style-name="gr2" draw:text-style-name="P2" draw:layer="layout" svg:width="0.9cm" svg:height="0.65cm" svg:x="18.603cm" svg:y="12.15cm">
          <draw:text-box>
            <text:p><text:span text:style-name="T1">no</text:span></text:p>
          </draw:text-box>
        </draw:frame>
        <draw:line draw:style-name="gr10" draw:text-style-name="P3" draw:layer="layout" svg:x1="20.203cm" svg:y1="11.4cm" svg:x2="23.203cm" svg:y2="11.8cm">
          <text:p/>
        </draw:line>
        <draw:line draw:style-name="gr10" draw:text-style-name="P3" draw:layer="layout" svg:x1="20.303cm" svg:y1="8.5cm" svg:x2="23.203cm" svg:y2="8.8cm">
          <text:p/>
        </draw:line>
        <draw:custom-shape draw:style-name="gr6" draw:text-style-name="P4" draw:layer="layout" svg:width="3.3cm" svg:height="1.3cm" svg:x="15.572cm" svg:y="33.4cm">
          <text:p text:style-name="P1"><text:span text:style-name="T2">copy borders</text:span><text:span text:style-name="T2"><text:line-break/></text:span><text:span text:style-name="T2">(on devic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6" draw:layer="layout" svg:width="1.8cm" svg:height="1.8cm" svg:x="18.403cm" svg:y="10.5cm"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6" xml:id="id2" draw:id="id2" draw:layer="layout" svg:width="1.8cm" svg:height="1.8cm" svg:x="20.6cm" svg:y="30cm">
          <draw:glue-point draw:id="8" svg:x="-2.522cm" svg:y="2.505cm"/>
          <draw:glue-point draw:id="9" svg:x="2.222cm" svg:y="2.777cm"/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draw:type="line" svg:x1="21.899cm" svg:y1="31.399cm" svg:x2="17.3cm" svg:y2="31.9cm" draw:start-shape="id2" draw:start-glue-point="9" draw:end-shape="id3" draw:end-glue-point="0" svg:d="M21899 31399l-4599 501" svg:viewBox="0 0 4600 502">
          <text:p/>
        </draw:connector>
        <draw:connector draw:style-name="gr1" draw:text-style-name="P1" draw:layer="layout" draw:type="line" svg:x1="15.4cm" svg:y1="37cm" svg:x2="17.3cm" svg:y2="36.1cm" draw:start-shape="id4" draw:start-glue-point="0" draw:end-shape="id3" draw:end-glue-point="2" svg:d="M15400 37000l1900-900" svg:viewBox="0 0 1901 901">
          <text:p/>
        </draw:connector>
        <draw:frame draw:style-name="gr2" draw:text-style-name="P2" draw:layer="layout" svg:width="0.9cm" svg:height="0.65cm" svg:x="27.3cm" svg:y="31.7cm">
          <draw:text-box>
            <text:p><text:span text:style-name="T1">no</text:span></text:p>
          </draw:text-box>
        </draw:frame>
        <draw:connector draw:style-name="gr21" draw:text-style-name="P1" draw:layer="layout" draw:type="line" svg:x1="6.6cm" svg:y1="19.831cm" svg:x2="6.6cm" svg:y2="6.761cm" draw:start-shape="id5" draw:start-glue-point="1" draw:end-shape="id6" draw:end-glue-point="1" svg:d="M6600 19831v-13070" svg:viewBox="0 0 1 13071">
          <text:p/>
        </draw:connector>
        <draw:custom-shape draw:style-name="gr7" draw:text-style-name="P4" draw:layer="layout" svg:width="3.4cm" svg:height="0.8cm" svg:x="1.9cm" svg:y="18.101cm">
          <text:p text:style-name="P1"><text:span text:style-name="T2">swap gr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6" draw:layer="layout" svg:width="1.6cm" svg:height="1.6cm" svg:x="2.8cm" svg:y="19.048cm">
          <draw:glue-point draw:id="8" svg:x="-2.522cm" svg:y="2.505cm"/>
          <draw:glue-point draw:id="9" svg:x="2.222cm" svg:y="2.777cm"/>
          <text:p text:style-name="P1"><text:span text:style-name="T4"/></text:p>
          <text:p text:style-name="P1"><text:span text:style-name="T4">loop</text:span></text:p>
          <text:p text:style-name="P1"><text:span text:style-name="T4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2" draw:text-style-name="P2" draw:layer="layout" svg:width="1.1cm" svg:height="0.64cm" svg:x="25.3cm" svg:y="31.7cm">
          <draw:text-box>
            <text:p><text:span text:style-name="T1">yes</text:span></text:p>
          </draw:text-box>
        </draw:frame>
        <draw:custom-shape draw:style-name="gr23" draw:text-style-name="P3" draw:layer="layout" svg:width="1.334cm" svg:height="0.5cm" svg:x="8.2cm" svg:y="4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" draw:text-style-name="P5" draw:layer="layout" svg:width="3.3cm" svg:height="0.8cm" svg:x="9.6cm" svg:y="4.456cm">
          <draw:text-box>
            <text:p text:style-name="P1"><text:span text:style-name="T3">data trans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1" draw:display-name="Line Style 1" draw:style="rect" draw:dots1="1" draw:dots1-length="500%" draw:distance="3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78cm" fo:page-height="26.4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H17S</meta:editing-duration>
    <meta:editing-cycles>41</meta:editing-cycles>
    <meta:generator>LibreOffice/4.2.1.1$Windows_x86 LibreOffice_project/d7dbbd7842e6a58b0f521599204e827654e1fb8b</meta:generator>
    <dc:date>2014-04-21T19:01:40.359000000</dc:date>
    <meta:document-statistic meta:object-count="54"/>
  </office:meta>
</office:document-meta>
</file>